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weight-complex="bold"/>
    </style:style>
    <style:style style:name="TableCell10" style:family="table-cell">
      <style:table-cell-properties fo:border="0.0138in solid #000000" style:writing-mode="lr-tb" fo:padding-top="0in" fo:padding-left="0.075in" fo:padding-bottom="0in" fo:padding-right="0.075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in" fo:padding-left="0.075in" fo:padding-bottom="0in" fo:padding-right="0.075in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in" fo:padding-left="0.075in" fo:padding-bottom="0in" fo:padding-right="0.075in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line-height="115%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ableColumn28" style:family="table-column">
      <style:table-column-properties style:column-width="2.6805in" style:use-optimal-column-width="false"/>
    </style:style>
    <style:style style:name="TableColumn29" style:family="table-column">
      <style:table-column-properties style:column-width="3.9229in" style:use-optimal-column-width="false"/>
    </style:style>
    <style:style style:name="Table27" style:family="table">
      <style:table-properties style:width="6.6034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in" fo:padding-left="0.075in" fo:padding-bottom="0in" fo:padding-right="0.075in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line-height="115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left="0.1055in">
        <style:tab-stops>
          <style:tab-stop style:type="left" style:position="0.5236in"/>
          <style:tab-stop style:type="left" style:position="0.6486in"/>
        </style:tab-stops>
      </style:paragraph-properties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left="0.1055in">
        <style:tab-stops>
          <style:tab-stop style:type="left" style:position="0.5236in"/>
          <style:tab-stop style:type="left" style:position="0.6486in"/>
        </style:tab-stops>
      </style:paragraph-properties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ableColumn55" style:family="table-column">
      <style:table-column-properties style:column-width="6.593in" style:use-optimal-column-width="false"/>
    </style:style>
    <style:style style:name="Table54" style:family="table">
      <style:table-properties style:width="6.59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-1.125in"/>
        </style:tab-stops>
      </style:paragraph-properties>
    </style:style>
    <style:style style:name="P62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67" style:parent-style-name="Fuentedepárrafopredeter." style:family="text">
      <style:text-properties fo:font-weight="bold" style:font-weight-asian="bold"/>
    </style:style>
    <style:style style:name="P68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69" style:parent-style-name="Fuentedepárrafopredeter." style:family="text">
      <style:text-properties fo:font-weight="bold" style:font-weight-asian="bold"/>
    </style:style>
    <style:style style:name="P70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73" style:parent-style-name="Fuentedepárrafopredeter." style:family="text">
      <style:text-properties fo:font-weight="bold" style:font-weight-asian="bold"/>
    </style:style>
    <style:style style:name="P74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75" style:parent-style-name="Fuentedepárrafopredeter." style:family="text">
      <style:text-properties fo:font-weight="bold" style:font-weight-asian="bold"/>
    </style:style>
    <style:style style:name="P76" style:parent-style-name="Standard" style:family="paragraph">
      <style:paragraph-properties fo:margin-left="0.418in">
        <style:tab-stops>
          <style:tab-stop style:type="left" style:position="-1.043in"/>
        </style:tab-stops>
      </style:paragraph-properties>
    </style:style>
    <style:style style:name="T77" style:parent-style-name="Fuentedepárrafopredeter." style:family="text">
      <style:text-properties fo:font-weight="bold" style:font-weight-asian="bold"/>
    </style:style>
    <style:style style:name="TableColumn79" style:family="table-column">
      <style:table-column-properties style:column-width="6.6034in" style:use-optimal-column-width="false"/>
    </style:style>
    <style:style style:name="Table78" style:family="table">
      <style:table-properties style:width="6.6034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0" style:writing-mode="lr-tb" fo:padding-top="0in" fo:padding-left="0.075in" fo:padding-bottom="0in" fo:padding-right="0.075in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ableColumn88" style:family="table-column">
      <style:table-column-properties style:column-width="6.593in" style:use-optimal-column-width="false"/>
    </style:style>
    <style:style style:name="Table87" style:family="table">
      <style:table-properties style:width="6.5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in" fo:padding-left="0.075in" fo:padding-bottom="0in" fo:padding-right="0.075in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in" fo:padding-left="0.075in" fo:padding-bottom="0in" fo:padding-right="0.075in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text:s/></text:span><text:span text:style-name="T9">AdministrarItem</text:span></text:p>
          </table:table-cell>
          <table:table-cell table:style-name="TableCell10">
            <text:p text:style-name="Standard"><text:span text:style-name="T11">Nro. de Caso de Uso:</text:span><text:s/><text:span text:style-name="T12">MD_I_01</text:span></text:p>
          </table:table-cell>
        </table:table-row>
        <table:table-row table:style-name="TableRow13">
          <table:table-cell table:style-name="TableCell14" table:number-columns-spanned="2">
            <text:p text:style-name="Standard"><text:span text:style-name="T15">Actor Principal:</text:span><text:s/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Standard"><text:span text:style-name="T18">Objetivo:<text:s/></text:span>Gestionar los ítems.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Standard"><text:span text:style-name="T21">Pre-condiciones:</text:span><text:s/>El usuario debe<text:s/>tener un rol con permisos para efectuar la operación. Debe haber elegido el proyecto y la fase correspondiente.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Post- Condiciones:</text:span></text:p>
          </table:table-cell>
          <table:covered-table-cell/>
        </table:table-row>
      </table:table>
      <text:p text:style-name="Standard"/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Standard"><text:span text:style-name="T32">CURSO NORMAL (Camino Exitoso)</text:span></text:p>
            <text:p text:style-name="P33"/>
          </table:table-cell>
          <table:covered-table-cell/>
        </table:table-row>
        <table:table-row table:style-name="TableRow34">
          <table:table-cell table:style-name="TableCell35">
            <text:p text:style-name="P36"><text:span text:style-name="T37">Usuario</text:span></text:p>
          </table:table-cell>
          <table:table-cell table:style-name="TableCell38">
            <text:p text:style-name="P39"><text:span text:style-name="T40">Sistema</text:span></text:p>
          </table:table-cell>
        </table:table-row>
        <table:table-row table:style-name="TableRow41">
          <table:table-cell table:style-name="TableCell42">
            <text:p text:style-name="Standard"/>
          </table:table-cell>
          <table:table-cell table:style-name="TableCell43">
            <text:p text:style-name="Standard">1. El sistema despliega<text:s/>una página con la lista de los ítems asociados a la fase; y con las opciones crear, modificar, eliminar, revivir, revertir, aprobar y activar ítem; además de la opción salir.</text:p>
          </table:table-cell>
        </table:table-row>
        <table:table-row table:style-name="TableRow44">
          <table:table-cell table:style-name="TableCell45">
            <text:p text:style-name="P46">2. El usuario selecciona un ítem de la lista y selecciona la opción deseada</text:p>
          </table:table-cell>
          <table:table-cell table:style-name="TableCell47">
            <text:p text:style-name="Standard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Standard">3. El sistema ejecuta el Caso de Uso adecuado de acuerdo a la selección del usuario. (Ver Alternativa A1)</text:p>
          </table:table-cell>
        </table:table-row>
      </table:table>
      <text:p text:style-name="P52"/>
      <text:p text:style-name="P53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Standard"><text:span text:style-name="T58">ALTERNATIVAS (Camino exitoso)</text:span></text:p>
          </table:table-cell>
        </table:table-row>
        <table:table-row table:style-name="TableRow59">
          <table:table-cell table:style-name="TableCell60">
            <text:list text:style-name="LS1" text:continue-numbering="true">
              <text:list-item>
                <text:p text:style-name="P61">Opciones de administración de Items.</text:p>
                <text:list text:continue-numbering="true">
                  <text:list-item>
                    <text:p text:style-name="P62">Si el usuario selecciona la opción “Crear”: El sistema invoca al caso de Uso<text:s/><text:span text:style-name="T63">CrearItem.</text:span></text:p>
                  </text:list-item>
                  <text:list-item>
                    <text:p text:style-name="P64">Si el usuario marca un ítem y selecciona la opción “Modificar”: El sistema invoca al caso de Uso<text:s/><text:span text:style-name="T65">ModificarItem</text:span>.</text:p>
                  </text:list-item>
                  <text:list-item>
                    <text:p text:style-name="P66">Si el usuario marca un ítem y selecciona la opción “Eliminar”: El sistema invoca al caso de Uso<text:s/><text:span text:style-name="T67">EliminarItem.</text:span></text:p>
                  </text:list-item>
                  <text:list-item>
                    <text:p text:style-name="P68">Si el usuario marca un<text:s/>ítem y selecciona la opción “Revivir”: El sistema invoca al caso de Uso<text:s/><text:span text:style-name="T69">RevivirItem.</text:span></text:p>
                  </text:list-item>
                  <text:list-item>
                    <text:p text:style-name="P70">Si el usuario marca un ítem y selecciona la opción “Revertir”: El sistema invoca al caso de Uso<text:s/><text:span text:style-name="T71">RevertirItem.</text:span></text:p>
                  </text:list-item>
                  <text:list-item>
                    <text:p text:style-name="P72">Si el usuario marca un ítem y selecciona la opción “Aprobar”:<text:s/>El sistema invoca al caso de Uso<text:s/><text:span text:style-name="T73">AprobarItem.</text:span></text:p>
                  </text:list-item>
                  <text:list-item>
                    <text:p text:style-name="P74">Si el usuario marca un ítem y selecciona la opción “Activar”: El sistema invoca al caso de Uso<text:s/><text:span text:style-name="T75">ActivarItem.</text:span></text:p>
                  </text:list-item>
                  <text:list-item>
                    <text:p text:style-name="P76">Si el usuario selecciona la opción “Salir”: El sistema invoca al caso de Uso<text:s/><text:span text:style-name="T77">AdministrarFase</text:span>.</text:p>
                  </text:list-item>
                </text:list>
              </text:list-item>
            </text:list>
          </table:table-cell>
        </table:table-row>
      </table:table>
      <text:p text:style-name="Standard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Standard"><text:span text:style-name="T82">EXCEP</text:span><text:span text:style-name="T83">CIONES</text:span></text:p>
          </table:table-cell>
        </table:table-row>
        <table:table-row table:style-name="TableRow84">
          <table:table-cell table:style-name="TableCell85">
            <text:p text:style-name="Standard"/>
          </table:table-cell>
        </table:table-row>
      </table:table>
      <text:p text:style-name="Standard"/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soft-page-break/>
            <text:p text:style-name="Standard">Asociaciones de Extensión:</text:p>
          </table:table-cell>
        </table:table-row>
        <table:table-row table:style-name="TableRow91">
          <table:table-cell table:style-name="TableCell92">
            <text:p text:style-name="Standard">Asociaciones de Inclusión:<text:span text:style-name="T93"><text:s/>CrearItem</text:span>,<text:s/><text:span text:style-name="T94">ModificarItem</text:span>,<text:span text:style-name="T95"><text:s/>EliminarItem, RevivirItem, RevertirItem, AprobarItem, ActivarItem, AdministrarFase</text:span></text:p>
          </table:table-cell>
        </table:table-row>
        <table:table-row table:style-name="TableRow96">
          <table:table-cell table:style-name="TableCell97">
            <text:p text:style-name="Standard">Casos de Uso donde se incluye:</text:p>
          </table:table-cell>
        </table:table-row>
        <table:table-row table:style-name="TableRow98">
          <table:table-cell table:style-name="TableCell99">
            <text:p text:style-name="Standard">Casos de Uso al que extiende:<text:span text:style-name="T100"><text:s/>AdministrarFase</text:span></text:p>
          </table:table-cell>
        </table:table-row>
        <table:table-row table:style-name="TableRow101">
          <table:table-cell table:style-name="TableCell102">
            <text:p text:style-name="Standard">Caso de Uso de Generalización:</text:p>
          </table:table-cell>
        </table:table-row>
        <table:table-row table:style-name="TableRow103">
          <table:table-cell table:style-name="TableCell104">
            <text:p text:style-name="Standard">Requerimientos Funcionales Asociados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17:00Z</meta:creation-date>
    <dc:date>2014-03-16T20:52:00Z</dc:date>
    <meta:template xlink:href="Normal" xlink:type="simple"/>
    <meta:editing-cycles>8</meta:editing-cycles>
    <meta:editing-duration>PT900S</meta:editing-duration>
    <meta:document-statistic meta:page-count="2" meta:paragraph-count="3" meta:word-count="307" meta:character-count="1995" meta:row-count="14" meta:non-whitespace-character-count="1691"/>
  </office:meta>
</office:document-meta>
</file>